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439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439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439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QB Networks &amp; Masscollabs Services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What is the excellent way to become a Free Software H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439cm" svg:x="1.4cm" svg:y="0.699cm" presentation:class="title" presentation:user-transformed="true">
          <draw:text-box>
            <text:p text:style-name="P3">QB Networks &amp; Masscollabs Services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>Learn basics of git version controlling system</text:p>
              </text:list-item>
              <text:list-item>
                <text:p>Learn how to program your computer and learn how to solve real world problems with a programming language that teaches you how computer works and algorithms are builded like the C programming language and Python programming languag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439cm" svg:x="1.4cm" svg:y="0.699cm" presentation:class="title" presentation:user-transformed="true">
          <draw:text-box>
            <text:p text:style-name="P3">QB Networks &amp; Masscollabs Services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Be open to new ideas and join communities that will add new skills and information to you</text:p>
              </text:list-item>
              <text:list-item>
                <text:p>Try to write your own articles both technical, scientific or non-technical in other words cultural or philosophical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text-style-name="P1" draw:layer="layout" svg:width="21.4cm" svg:height="3.439cm" svg:x="1.4cm" svg:y="0.699cm" presentation:class="title" presentation:user-transformed="true">
          <draw:text-box>
            <text:p text:style-name="P3">QB Networks &amp; Masscollabs Services</text:p>
          </draw:text-box>
        </draw:frame>
        <draw:frame presentation:style-name="pr11" draw:text-style-name="P1" draw:layer="layout" svg:width="12.023cm" svg:height="12.179cm" svg:x="1.4cm" svg:y="4.914cm" presentation:class="outline">
          <draw:text-box>
            <text:list text:style-name="L3">
              <text:list-item>
                <text:p>Keep your training regularly</text:p>
              </text:list-item>
              <text:list-item>
                <text:p>Don't hesitate to ask a question to your community members, friends or don’t stop asking questions or to search information on web. For this use Ai or a search engine and look for old blog and forum posts.</text:p>
              </text:list-item>
            </text:list>
          </draw:text-box>
        </draw:frame>
        <draw:frame presentation:style-name="pr11" draw:text-style-name="P1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Write daily small code</text:p>
              </text:list-item>
              <text:list-item>
                <text:p>Write daily blog or social media posts</text:p>
              </text:list-item>
              <text:list-item>
                <text:p>Learn fine arts at least one branch of it like painting, music or another.</text:p>
              </text:list-item>
              <text:list-item>
                <text:p>Try to go to gym or practice sports and martial arts for discipline for your body and your mind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><text:span text:style-name="T1"><text:line-break/></text:span><text:span text:style-name="T1">Thanks to this Libreoffice Template artists and happy hacking for all of us !</text:span><text:span text:style-name="T1"><text:line-break/></text:span><text:span text:style-name="T1">This work is licensed under</text:span><text:span text:style-name="T1"><text:line-break/></text:span><text:span text:style-name="T1">a Creative Commons Attribution-ShareAlike 3.0 Unported License.</text:span><text:span text:style-name="T1"><text:line-break/></text:span><text:span text:style-name="T1">It makes use of the works of</text:span><text:span text:style-name="T1"><text:line-break/></text:span><text:span text:style-name="T1">Kelly Loves Whales and Nick Merritt.</text:span></text:p>
          </draw:text-box>
        </draw:frame>
        <draw:frame draw:style-name="gr2" draw:text-style-name="P5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2T00:03:45.762296219</meta:creation-date>
    <meta:editing-duration>PT18M16S</meta:editing-duration>
    <meta:editing-cycles>12</meta:editing-cycles>
    <meta:generator>LibreOffice/7.3.7.2$Linux_X86_64 LibreOffice_project/3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05-02T00:23:31.027893433</dc:date>
    <meta:document-statistic meta:object-count="79"/>
  </office:meta>
</office:document-meta>
</file>